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40" style:family="text">
      <style:text-properties fo:font-size="16.00pt" fo:font-weight="normal" style:text-underline-mode="continuous" style:text-underline-type="single" style:text-underline-style="solid" style:text-underline-width="normal" fo:font-family="'AR PL UMing CN'" style:font-family-asian="'AR PL UMing CN'" style:font-family-complex="'AR PL UMing CN'" fo:background-color="transparent" fo:color="#0000ff" text:display="none"/>
    </style:style>
    <style:style style:name="T41" style:family="text">
      <style:text-properties fo:font-size="16.00pt" fo:font-weight="normal" style:text-underline-mode="continuous" style:text-underline-type="single" style:text-underline-style="solid" style:text-underline-width="normal" fo:font-family="'AR PL UMing CN'" style:font-family-asian="'AR PL UMing CN'" style:font-family-complex="'AR PL UMing CN'" fo:background-color="transparent" fo:color="#0000ff"/>
    </style:style>
    <style:style style:name="T42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6.00pt" fo:font-weight="normal" fo:font-family="'AR PL UMing CN'" style:font-family-asian="'AR PL UMing CN'" style:font-family-complex="'AR PL UMing CN'" fo:background-color="transparent" style:use-window-font-color="true"/>
    </style:style>
    <style:style style:name="T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提交流程</text:span></text:p>
      <text:p text:style-name="P1"><text:span text:style-name="T1">1.所需文件：</text:span></text:p>
      <text:p text:style-name="P1"><text:span text:style-name="T1"><text:s text:c="3"/>论文上传模板.xlsx<text:s text:c="2"/>期刊目录信息</text:span></text:p>
      <text:p text:style-name="P1"><text:span text:style-name="T1"><text:s text:c="3"/>xmlbuild2_utf8.rb 生成期刊的XML文件</text:span></text:p>
      <text:p text:style-name="P1"><text:span text:style-name="T1"><text:s text:c="3"/>sshexec.rb 将xml文件上传到web服务器</text:span></text:p>
      <text:p text:style-name="P1"><text:span text:style-name="T1">2.步骤</text:span></text:p>
      <text:p text:style-name="P1"><text:span text:style-name="T1"><text:s text:c="3"/>2.1 按照论文上传模板填写好，</text:span></text:p>
      <text:p text:style-name="P1"><text:span text:style-name="T1"><text:s text:c="3"/>2.2 执行xmlbuild2_utf8.rb </text:span></text:p>
      <text:p text:style-name="P1"><text:span text:style-name="T1"><text:s text:c="3"/>2.3 执行sshexec.rb</text:span></text:p>
      <text:p text:style-name="P1"><text:span text:style-name="T1">3. 登陆，改当前刊期</text:span></text:p>
      <text:p text:style-name="P1"><text:span text:style-name="T1"><text:s text:c="3"/>hxlt editorwang<text:s text:c="2"/>1qaz2wsx</text:span></text:p>
      <text:p text:style-name="P1"><text:span text:style-name="T1"><text:s text:c="3"/>xb<text:s text:c="2"/>editorxb 1qaz2wsx</text:span></text:p>
      <text:p text:style-name="P1"><text:span text:style-name="T1"><text:s text:c="23"/>2014-05-26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一 OJS文件提交操作流程</text:span></text:p>
      <text:p text:style-name="P2"><text:span text:style-name="T4"/></text:p>
      <text:p text:style-name="P3"><text:span text:style-name="T5">1. 将pdfgrab1.rb pdfgrab2.rb文件拷贝到要转换的文件夹下;</text:span></text:p>
      <text:p text:style-name="P3"><text:span text:style-name="T6"/></text:p>
      <text:p text:style-name="P3"><text:span text:style-name="T7">2. 将下载的excel文件转换为step1.ods</text:span></text:p>
      <text:p text:style-name="P3"><text:span text:style-name="T8"/></text:p>
      <text:p text:style-name="P3"><text:span text:style-name="T9">3. 执行 ruby pdfgrab1.rb step1.ods 生成 step2.csv</text:span></text:p>
      <text:p text:style-name="P3"><text:span text:style-name="T10"/></text:p>
      <text:p text:style-name="P3"><text:span text:style-name="T11">4. 检查step2.csv文件，查看是否有文件链接缺失或不准确，修正，并将文件保存为step2.ods。</text:span></text:p>
      <text:p text:style-name="P3"><text:span text:style-name="T12"/></text:p>
      <text:p text:style-name="P3"><text:span text:style-name="T13">5. 向step2.ods 文件补充 栏目 信息</text:span></text:p>
      <text:p text:style-name="P3"><text:span text:style-name="T14"/></text:p>
      <text:p text:style-name="P3"><text:span text:style-name="T15">5. 执行 ruby pdfgrab2.rb step2.ods 生成最终的xml文件。</text:span></text:p>
      <text:p text:style-name="P3"><text:span text:style-name="T16"/></text:p>
      <text:p text:style-name="P3"><text:span text:style-name="T17">6. 在web服务器所在主机上执行 ruby pdfgrab3.rb step2.ods 提交。</text:span></text:p>
      <text:p text:style-name="P3"><text:span text:style-name="T18"/></text:p>
      <text:p text:style-name="P3"><text:span text:style-name="T19">二 OJS的备份</text:span></text:p>
      <text:p text:style-name="P3"><text:span text:style-name="T19"><text:tab/>备份分三部分内容：ojs系统文件备份 数据库备份和文件目录备份</text:span></text:p>
      <text:p text:style-name="P3"><text:span text:style-name="T19">2.1 备份OJS系统文件</text:span></text:p>
      <text:p text:style-name="P3"><text:span text:style-name="T19"><text:tab/>cd /var/www/ojs</text:span></text:p>
      <text:p text:style-name="P3"><text:span text:style-name="T19"><text:tab/>tar czf /home/hxltxb/ojsbackup/20131216/ojs-install.tar.gz *</text:span></text:p>
      <text:p text:style-name="P3"><text:span text:style-name="T20"/></text:p>
      <text:p text:style-name="P3"><text:span text:style-name="T21">2.2 备份数据库</text:span></text:p>
      <text:p text:style-name="P3"><text:span text:style-name="T21"><text:tab/>需要知道的内容有：数据库名，用户名，密码。这些都可以在config.inc.php 文件的数据库部分找到。</text:span></text:p>
      <text:p text:style-name="P3"><text:span text:style-name="T22"/></text:p>
      <text:p text:style-name="P3"><text:span text:style-name="T23">Mysqldump -u hxltadmin -p ojshxlt | gzip -9</text:span></text:p>
      <text:p text:style-name="P3"><text:span text:style-name="T23"><text:s/>&gt; /home/hxltxb/ojsbackup/20131216/ojs-database.sql.gz</text:span></text:p>
      <text:p text:style-name="P3"><text:span text:style-name="T24"/></text:p>
      <text:p text:style-name="P3"><text:span text:style-name="T25">2.3 备份文件目录</text:span></text:p>
      <text:p text:style-name="P3"><text:span text:style-name="T25"><text:tab/>cd /var/files(文件保存目录）</text:span></text:p>
      <text:p text:style-name="P3"><text:span text:style-name="T25"><text:tab/>tar czf /home/hxltxb/ojs-backup/20131216/ojs-files.tar/gz</text:span></text:p>
      <text:p text:style-name="P3"><text:span text:style-name="T26"/></text:p>
      <text:p text:style-name="P3"><text:span text:style-name="T27">三 OJS系统恢复</text:span></text:p>
      <text:p text:style-name="P3"><text:span text:style-name="T28"/></text:p>
      <text:p text:style-name="P3"><text:span text:style-name="T29">3.1 恢复系统文件和文件目录</text:span></text:p>
      <text:p text:style-name="P3"><text:span text:style-name="T29">cd /var/www</text:span></text:p>
      <text:p text:style-name="P3"><text:span text:style-name="T29">mkdir ojs</text:span></text:p>
      <text:p text:style-name="P3"><text:span text:style-name="T29">cd ojs</text:span></text:p>
      <text:p text:style-name="P3"><text:span text:style-name="T29">tar xzf /home/hxltxb/ojs-backup/20131216/ojs-install.tar.gz</text:span></text:p>
      <text:p text:style-name="P3"><text:span text:style-name="T29">cd /var/</text:span></text:p>
      <text:p text:style-name="P3"><text:span text:style-name="T29">mkdir files</text:span></text:p>
      <text:p text:style-name="P3"><text:span text:style-name="T29">cd files</text:span></text:p>
      <text:p text:style-name="P3"><text:span text:style-name="T29">tar xzf /home/hxltxb/ojs-backup/20131216/ojs-files.tar.gz</text:span></text:p>
      <text:p text:style-name="P3"><text:span text:style-name="T30"/></text:p>
      <text:p text:style-name="P3"><text:span text:style-name="T31">3.2 恢复数据库</text:span></text:p>
      <text:p text:style-name="P3"><text:span text:style-name="T32"/></text:p>
      <text:p text:style-name="P3"><text:span text:style-name="T33">mysql -u root -p</text:span></text:p>
      <text:p text:style-name="P3"><text:span text:style-name="T33">输入口令</text:span></text:p>
      <text:p text:style-name="P3"><text:span text:style-name="T34"/></text:p>
      <text:p text:style-name="P3"><text:span text:style-name="T35">mysql&gt; DROP DATABASE ojshxlt;</text:span></text:p>
      <text:p text:style-name="P3"><text:span text:style-name="T36"/></text:p>
      <text:p text:style-name="P3"><text:span text:style-name="T37">mysql&gt; CREATE DATABASE ojshxlt DEFAULT CHARSET SET utf8;</text:span></text:p>
      <text:p text:style-name="P3"><text:span text:style-name="T38"/></text:p>
      <text:p text:style-name="P3"><text:span text:style-name="T39">mysql&gt; GRANT ALL ON ojshxlt.* TO<text:s/></text:span><text:a xlink:href="mailto:hxltadmin@localhost"><text:span text:style-name="T41">hxltadmin@localhost</text:span></text:a><text:span text:style-name="T42"><text:s/>IDENTIFIED BY 'password(换成自己的口令）'</text:span></text:p>
      <text:p text:style-name="P3"><text:span text:style-name="T43"/></text:p>
      <text:p text:style-name="P3"><text:span text:style-name="T44">将数据库dump导入到新建的数据库中</text:span></text:p>
      <text:p text:style-name="P3"><text:span text:style-name="T45"/></text:p>
      <text:p text:style-name="P3"><text:span text:style-name="T46">$ zcat /home/hxltxb/ojs-backup/20131216/ojs-database.sql.gz | mysql -u hxltadmin -p ojshxlt </text:span></text:p>
      <text:p text:style-name="P3"><text:span text:style-name="T46"><text:tab/></text:span></text:p>
      <text:p text:style-name="P3"><text:span text:style-name="T47"/></text:p>
      <text:p text:style-name="P3"><text:span text:style-name="T47"/></text:p>
      <text:p text:style-name="P3"><text:span text:style-name="T47"/></text:p>
      <text:p text:style-name="P3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